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5.586cm" fo:break-before="auto" style:use-optimal-row-height="true"/>
    </style:style>
    <style:style style:name="ro3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6T12:28:41.91">
            <text:p>0316 <text:s/>1228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6T12:28:41.91">
            <text:p>0316 <text:s/>1228</text:p>
          </table:table-cell>
          <table:table-cell table:style-name="ce8" table:formula="of:=NOW()" office:value-type="date" office:date-value="2022-03-16T12:28:41.91">
            <text:p>0316 <text:s/>122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6T12:28:41.91">
            <text:p>0316 <text:s/>122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6T12:28:41.91">
            <text:p>0316 <text:s/>1228</text:p>
          </table:table-cell>
          <table:table-cell table:style-name="ce8" table:formula="of:=NOW()" office:value-type="date" office:date-value="2022-03-16T12:28:41.91">
            <text:p>0316 <text:s/>1228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6T12:28:42.8">
            <text:p>0316 <text:s/>1228</text:p>
          </table:table-cell>
          <table:table-cell table:style-name="ce8" table:formula="of:=NOW()" office:value-type="date" office:date-value="2022-03-16T12:28:42.8">
            <text:p>0316 <text:s/>122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6T12:28:42.8">
            <text:p>0316 <text:s/>122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6T12:28:42.8">
            <text:p>0316 <text:s/>1228</text:p>
          </table:table-cell>
          <table:table-cell table:style-name="ce8" table:formula="of:=NOW()" office:value-type="date" office:date-value="2022-03-16T12:28:42.8">
            <text:p>0316 <text:s/>1228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4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2022/03/16</text:date>, <text:time>12:28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6T12:28:41.33</dc:date>
    <dc:creator>iwabuchi ken</dc:creator>
    <meta:editing-duration>P15DT13H2M33S</meta:editing-duration>
    <meta:editing-cycles>2159</meta:editing-cycles>
    <meta:generator>OpenOffice/4.1.3$Win32 OpenOffice.org_project/413m1$Build-9783</meta:generator>
    <meta:document-statistic meta:table-count="2" meta:cell-count="913" meta:object-count="0"/>
  </office:meta>
</office:document-meta>
</file>